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note">
      <style:text-properties officeooo:paragraph-rsid="002bdea4"/>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officeooo:rsid="00203496" officeooo:paragraph-rsid="00203496"/>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paragraph-rsid="002bdea4" style:font-weight-asian="normal" style:font-weight-complex="normal"/>
    </style:style>
    <style:style style:name="T1" style:family="text">
      <style:text-properties officeooo:rsid="00286584"/>
    </style:style>
    <style:style style:name="T2" style:family="text">
      <style:text-properties officeooo:rsid="002bdea4"/>
    </style:style>
    <style:style style:name="T3" style:family="text">
      <style:text-properties officeooo:rsid="003217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ing the ranking of efficiency of the teams by the method of Data Envelopment Analysis (DEA)</text:p>
      <text:p text:style-name="Standard"/>
      <text:p text:style-name="Standard">Data envelopment analysis (DEA) is the non-parametric method that is mainly used to the detecting of the border of the efficiency of the processes. In many companies process of comparison if the efficiency of the team, <text:s/>is the basis of the paying incentive allowances. The quality of the comparison process, its objectivity, and reliability have a direct impact on the future motivation and efficiency of the salesmen. </text:p>
      <text:p text:style-name="Standard"/>
      <text:p text:style-name="Standard">Traditional indicators of efficiency can have various forms. Most frequently there are simple indicators, for example, simple division of revenue by the number of a salesman. In this way is calculated the number of new contracts, sales, or profit in conversion to one team member.</text:p>
      <text:p text:style-name="Standard">Common practice is to combine many of such simple indicators into the super indicator who symbolizes the overall efficiency of the team.</text:p>
      <text:p text:style-name="Standard"/>
      <text:p text:style-name="Standard">Inside of such super indicator are weights that weigh the importance of ingredients. Each individual indicator that is part of the combined super indicator has its own weighted importance in the equation.</text:p>
      <text:p text:style-name="Standard"/>
      <text:p text:style-name="P3">It is a very simple and readable method, understandable to everyone, both for the management and for judged workers. Unfortunately, this approach is burdened with many defects. <text:s/>Discuss of them would take most of our time. Appear many of the scientific papers that treated this issue. On the other side benchmarking is not used only for a rating of the workers. This is a very important tool to help in investments decisions, in stock market valuations, comparing entire organizations or infrastructure load levels.</text:p>
      <text:p text:style-name="Standard"/>
      <text:p text:style-name="Standard">The problem of the defectiveness of indicators based on the weighted average was an obstacle in management science development.</text:p>
      <text:p text:style-name="Standard">There is no effective tool that would be objectively set the boundaries of the process ability.</text:p>
      <text:p text:style-name="Standard"/>
      <text:p text:style-name="Standard">There is no effective tool that would be objectively set the boundaries of the processability. Boundaries abilities of examined units. </text:p>
      <text:p text:style-name="Standard"/>
      <text:p text:style-name="P4">Rating of the <text:span text:style-name="T1">s</text:span>ales department</text:p>
      <text:p text:style-name="P4"/>
      <text:p text:style-name="P5">The sales department can be counted as the DMU what mean: decision-making unit. DMU objects are complex organizational units with limited independence. There are for example schools or hospitals, military bases, or subsidiary plants, supermarkets, or logistic centers. </text:p>
      <text:p text:style-name="P5">DMU is the independent units, who have some level of flexibility in decision making within the bigger whole. Decisions inside of DM<text:span text:style-name="T2">U</text:span> units are limited to norms of the whole organization but have a high level of independence.</text:p>
      <text:p text:style-name="P5"/>
      <text:p text:style-name="P6">Charnes, Cooper and Rhodes (DEA - CCR)C<text:span text:style-name="T3">harnes</text:span> A., C<text:span text:style-name="T3">ooper</text:span> W.W., R<text:span text:style-name="T3">hodes</text:span> E., „Measuring the efficiency of decision making units”, European</text:p>
      <text:p text:style-name="P6">Journal of Operational Research, 1978<text:note text:id="ftn0" text:note-class="footnote"><text:note-citation>1</text:note-citation><text:note-body><text:p text:style-name="P1">C<text:span text:style-name="T3">harnes</text:span> A., C<text:span text:style-name="T3">ooper</text:span> W.W., R<text:span text:style-name="T3">hodes</text:span> E., „Measuring the efficiency of decision making units”, European</text:p><text:p text:style-name="P1">Journal of Operational Research, 1978</text:p></text:note-body></text:note> analysis is a method that is perfect for testing the effectiveness of DMU objects that have a complex multi-dimensional and multi-stage evaluation area. In such facilities, traditional measurement methods fail. Machine learning and neural network models in the area of deep learning are also failing. All because the indicator methods and <text:soft-page-break/>econometric methods assume that we are able to determine how a specific input of a given type was directly spent to obtain a specific result (e.g. how many hours of a trader's work were needed to obtain a certain sales volume). very detailed management accounting, it is impossible to precisely define this relationship.</text:p>
      <text:p text:style-name="P6"/>
      <text:p text:style-name="P6">The aim of this publication is to present the practical application of the DEA-CCR method in assessing the effectiveness of sales departments. Later on, a very simplified example of a DMU is presented, but the methods applied here can be successfully used in business pract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note">
      <style:text-properties officeooo:paragraph-rsid="002bd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7T12:37:00.555699570</meta:creation-date>
    <dc:date>2021-12-17T14:30:53.977322364</dc:date>
    <meta:editing-duration>PT45M50S</meta:editing-duration>
    <meta:editing-cycles>11</meta:editing-cycles>
    <meta:generator>LibreOffice/6.0.7.3$Linux_X86_64 LibreOffice_project/00m0$Build-3</meta:generator>
    <meta:document-statistic meta:table-count="0" meta:image-count="0" meta:object-count="0" meta:page-count="2" meta:paragraph-count="17" meta:word-count="594" meta:character-count="3774" meta:non-whitespace-character-count="3192"/>
  </office:meta>
</office:document-meta>
</file>